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 office:value-type="string" calcext:value-type="string">
            <text:p>E Fastenzeit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Default" office:value-type="string" calcext:value-type="string">
            <text:p>E Fastenzeit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Default"/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8:06:51.6677833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2T18:07:18.876871618</dc:date>
    <meta:editing-duration>PT13H7M54S</meta:editing-duration>
    <meta:editing-cycles>101</meta:editing-cycles>
    <meta:document-statistic meta:table-count="1" meta:cell-count="60" meta:object-count="0"/>
  </office:meta>
</office:document-meta>
</file>